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3504731999286846012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8320867828381315731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 </text:p>
      <text:p text:style-name="P11">Pace: 7:36/mile</text:p>
      <text:p text:style-name="P13">Warmdown:<text:span text:style-name="T2"> <text:s/>1 mile jog and ½ mile walk</text:span></text:p>
      <text:p text:style-name="P13"><text:span text:style-name="T2"/></text:p>
      <text:p text:style-name="P13"><text:span text:style-name="T2">Thur Sept 13, 2018</text:span></text:p>
      <text:p text:style-name="P13"><text:span text:style-name="T2">I ran with 3 other runners on the Greendale cemetery loop. <text:s/></text:span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3"><text:span text:style-name="T2"><text:s text:c="29"/>3x510 m (1 loop = 510 m), <text:s/>2:25, 2:24, 2:22 <text:s/></text:span></text:p>
      <text:p text:style-name="P13"><text:span text:style-name="T2"><text:s text:c="29"/>1x1020 m (2 loops), 2:23 + 2:21 = 4:44</text:span></text:p>
      <text:p text:style-name="P13"><text:span text:style-name="T2">Average pace per 510 meters: 2:23 which is about the same as last week when we ran 6x510 m. <text:s text:c="2"/></text:span><text:s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3T19:30:47.45</dc:date>
    <dc:creator>James  Lombardi</dc:creator>
    <meta:editing-duration>P5DT9H27S</meta:editing-duration>
    <meta:editing-cycles>425</meta:editing-cycles>
    <meta:generator>OpenOffice/4.1.2$Win32 OpenOffice.org_project/412m3$Build-9782</meta:generator>
    <meta:document-statistic meta:table-count="0" meta:image-count="0" meta:object-count="0" meta:page-count="8" meta:paragraph-count="226" meta:word-count="2275" meta:character-count="11342"/>
  </office:meta>
</office:document-meta>
</file>